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5000001291CAF047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opprplGoth Hv BT" svg:font-family="'CopprplGoth Hv BT', 'Arial Black'"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snap-to-layout-grid="false"/>
      <style:text-properties style:font-name="CopprplGoth Hv BT" fo:font-size="14pt" style:font-size-asian="14pt"/>
    </style:style>
    <style:style style:name="P3" style:family="paragraph" style:parent-style-name="Header">
      <style:paragraph-properties fo:text-align="end" style:justify-single-word="false" style:snap-to-layout-grid="false"/>
      <style:text-properties style:font-name="CopprplGoth Hv BT" fo:font-size="14pt" style:font-size-asian="14pt"/>
    </style:style>
    <style:style style:name="P4" style:family="paragraph" style:parent-style-name="Header">
      <style:paragraph-properties fo:text-align="center" style:justify-single-word="false" style:snap-to-layout-grid="false"/>
      <style:text-properties style:font-name="CopprplGoth Hv BT"/>
    </style:style>
    <style:style style:name="P5" style:family="paragraph" style:parent-style-name="Header">
      <style:paragraph-properties fo:text-align="end" style:justify-single-word="false" style:snap-to-layout-grid="false"/>
      <style:text-properties style:font-name="CopprplGoth Hv BT"/>
    </style:style>
    <style:style style:name="P6" style:family="paragraph" style:parent-style-name="Header">
      <style:paragraph-properties fo:text-align="center" style:justify-single-word="false" style:border-line-width-top="0.088cm 0.035cm 0.035cm" fo:padding-left="0cm" fo:padding-right="0cm" fo:padding-top="0.035cm" fo:padding-bottom="0cm" fo:border-left="none" fo:border-right="none" fo:border-top="0.158cm double #000000" fo:border-bottom="none"/>
      <style:text-properties style:font-name="CopprplGoth Hv BT"/>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fo:text-align="justify" style:justify-single-word="false"/>
      <style:text-properties fo:color="#000000" style:font-name="Times New Roman" fo:font-size="12pt" fo:font-weight="normal" style:font-size-asian="12pt" style:font-weight-asian="normal" style:font-name-complex="Arial" style:font-size-complex="12pt" style:font-weight-complex="normal"/>
    </style:style>
    <style:style style:name="P9" style:family="paragraph" style:parent-style-name="Text_20_body">
      <style:paragraph-properties fo:margin-top="0cm" fo:margin-bottom="0cm" fo:text-align="justify" style:justify-single-word="false"/>
      <style:text-properties fo:color="#000000"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10" style:family="paragraph" style:parent-style-name="Text_20_body">
      <style:paragraph-properties fo:margin-top="0cm" fo:margin-bottom="0cm" fo:text-align="start" style:justify-single-word="false"/>
      <style:text-properties fo:color="#000080" style:font-name="Arial" fo:font-size="10pt" fo:font-weight="bold" style:font-size-asian="10pt" style:font-weight-asian="bold" style:font-name-complex="Arial"/>
    </style:style>
    <style:style style:name="P11" style:family="paragraph" style:parent-style-name="Subtitle">
      <style:paragraph-properties fo:margin-top="0cm" fo:margin-bottom="0cm" fo:text-align="start" style:justify-single-word="false"/>
      <style:text-properties fo:color="#000080" style:font-name="Arial" fo:font-size="10pt" fo:font-weight="bold" style:font-size-asian="10pt" style:font-weight-asian="bold" style:font-name-complex="Arial"/>
    </style:style>
    <style:style style:name="P12" style:family="paragraph" style:parent-style-name="Text_20_body">
      <style:paragraph-properties fo:margin-left="0cm" fo:margin-right="0cm" fo:margin-top="0cm" fo:margin-bottom="0cm" fo:text-align="justify" style:justify-single-word="false" fo:text-indent="1.252cm" style:auto-text-indent="false"/>
      <style:text-properties fo:color="#000000" style:font-name="Times New Roman" fo:font-size="12pt" fo:font-weight="normal" style:font-size-asian="12pt" style:font-weight-asian="normal" style:font-name-complex="Arial" style:font-size-complex="12pt" style:font-weight-complex="normal"/>
    </style:style>
    <style:style style:name="P13" style:family="paragraph" style:parent-style-name="Text_20_body">
      <style:paragraph-properties fo:margin-left="0cm" fo:margin-right="0cm" fo:margin-top="0cm" fo:margin-bottom="0cm" fo:text-align="justify" style:justify-single-word="false" fo:text-indent="1.252cm" style:auto-text-indent="false"/>
      <style:text-properties fo:color="#000000" style:font-name="Times New Roman" fo:font-size="11pt" fo:font-weight="normal" style:font-size-asian="11pt" style:font-weight-asian="normal" style:font-name-complex="Arial" style:font-size-complex="11pt" style:font-weight-complex="normal"/>
    </style:style>
    <style:style style:name="P14" style:family="paragraph" style:parent-style-name="Text_20_body">
      <style:paragraph-properties fo:margin-top="0cm" fo:margin-bottom="0cm" fo:text-align="justify" style:justify-single-word="false"/>
      <style:text-properties fo:color="#000000" style:font-name="Times New Roman" fo:font-size="11pt" fo:font-weight="normal" style:font-size-asian="11pt" style:font-weight-asian="normal" style:font-name-complex="Arial" style:font-size-complex="11pt" style:font-weight-complex="normal"/>
    </style:style>
    <style:style style:name="P15" style:family="paragraph" style:parent-style-name="Text_20_body">
      <style:paragraph-properties fo:margin-top="0cm" fo:margin-bottom="0cm" fo:text-align="justify" style:justify-single-word="false"/>
      <style:text-properties fo:color="#000000" style:font-name="Times New Roman" fo:font-size="11pt" fo:font-weight="bold" style:font-size-asian="11pt" style:font-weight-asian="bold" style:font-name-complex="Arial" style:font-size-complex="11pt" style:font-weight-complex="bold"/>
    </style:style>
    <style:style style:name="P16" style:family="paragraph" style:parent-style-name="Text_20_body">
      <style:paragraph-properties fo:margin-top="0cm" fo:margin-bottom="0cm" fo:text-align="justify" style:justify-single-word="false"/>
      <style:text-properties fo:color="#000000" style:font-name="Times New Roman" fo:font-size="11pt" fo:font-style="italic" fo:font-weight="normal" style:font-size-asian="11pt" style:font-style-asian="italic" style:font-weight-asian="normal" style:font-name-complex="Arial" style:font-size-complex="11pt" style:font-style-complex="italic" style:font-weight-complex="normal"/>
    </style:style>
    <style:style style:name="P17" style:family="paragraph" style:parent-style-name="Title" style:master-page-name="Standard">
      <style:paragraph-properties fo:margin-top="0cm" fo:margin-bottom="0cm" fo:text-align="start" style:justify-single-word="false" style:page-number="auto"/>
      <style:text-properties fo:color="#000080" style:font-name="Arial" fo:font-size="12pt" fo:font-weight="bold" style:font-size-asian="12pt" style:font-weight-asian="bold" style:font-name-complex="Arial" style:font-size-complex="12pt"/>
    </style:style>
    <style:style style:name="T1" style:family="text">
      <style:text-properties fo:font-size="10pt" style:font-size-asian="10pt" style:font-size-complex="10pt"/>
    </style:style>
    <style:style style:name="T2" style:family="text">
      <style:text-properties fo:font-size="11pt" style:font-size-asian="11pt" style:font-size-complex="11pt"/>
    </style:style>
    <style:style style:name="T3"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SMS – Aplicativo de SMS Seguro</text:p>
      <text:p text:style-name="P11">Press Release</text:p>
      <text:p text:style-name="P10"/>
      <text:p text:style-name="P10"/>
      <text:p text:style-name="P10"/>
      <text:p text:style-name="P9">Estudantes de Engenharia de Computação da Poli-USP desenvolvem sistema para fornecer serviços de segurança nas transações via mensagens curtas, ou SMS, de maneira mais econômica e eficiente. </text:p>
      <text:p text:style-name="P8"/>
      <text:p text:style-name="P16">São Paulo, 11 de Novembro de 2008 </text:p>
      <text:p text:style-name="P14"/>
      <text:p text:style-name="P13">Os estudantes Eduardo de Souza Cruz, Geovandro Carlos C. F. Pereira e Rodrigo Rodrigues da Silva, formandos em Engenharia de Computação (Cooperativo) da Escola Politécnica da Universidade de São Paulo, desenvolveram o sistema como parte de seu Projeto de Formatura, necessário para a conclusão do curso. O grupo foi orientado pelo Prof. Dr. Paulo S. L. M. Barreto, docente do Laboratório de Arquitetura e Redes de Computadores e especialista em segurança. </text:p>
      <text:p text:style-name="P13"/>
      <text:p text:style-name="P13">O SMS Seguro foi projetado para fornecer serviços de segurança nas transações via mensagens curtas de celular, ou SMS. O sistema permite que usuários comuns, empresas, bancos e operadoras de celular trafeguem suas mensagens de modo a garantir a <text:s/>autenticidade, integridade e confidencialidade do serviço. </text:p>
      <text:p text:style-name="P13"/>
      <text:p text:style-name="P13">A motivação do projeto surgiu da ausência de soluções universalmente adotadas para garantir segurança em mensagens SMS. As mensagens trafegam pela rede celular de forma insegura, passando obrigatoriamente por pelo menos um intermediário não 100% confiável: a operadora do serviço de telefonia. As mensagens podem ficar armazenadas em texto claro no banco de dados da operadora, de forma que pessoas com acesso privilegiado podem fazer mau uso desses dados. </text:p>
      <text:p text:style-name="P13"/>
      <text:p text:style-name="P13">A adoção da Criptografia Baseada em Curvas Elípticas possibilitou o desenvolvimento de uma solução com chaves de tamanho reduzido e auto-certificadas, garantindo velocidade e economia de banda nas transações em dispositivos móveis, ambiente de recursos tipicamente escassos. </text:p>
      <text:p text:style-name="P13"/>
      <text:p text:style-name="P13">No desenvolvimento do projeto foi gerado um novo protocolo de segurança, denominado BDCPS. Trata-se de uma técnica criptográfica mais eficiente e econômica que mescla o uso de criptografia baseada em identidades com técnicas convencionais, aproveitandos pontos positivos de cada abordagem. Até o momento, o trabalho gerou dois artigos científicos publicados nos anais do Simpósio Brasileiro de Segurança da Informação, sendo que um deles recebeu menção honrosa na cerimônia de premiação do evento. </text:p>
      <text:p text:style-name="P13"/>
      <text:p text:style-name="P12"><text:span text:style-name="T2">O sistema é implementado na linguagem de programação Java e pode ser utilizado em qualquer telefone celular que possua ambiente JavaME. O aplicativo pode ser obtido em: </text:span><text:a xlink:type="simple" xlink:href="http://secure-sms.googlecode.com/"><text:span text:style-name="T2">http://secure-sms.googlecode.com</text:span></text:a><text:span text:style-name="T2">. </text:span></text:p>
      <text:p text:style-name="P8"/>
      <text:p text:style-name="P8"/>
      <text:p text:style-name="P15">Contato: </text:p>
      <text:p text:style-name="P8"><text:span text:style-name="T2">Eduardo de Souza Cruz &lt;</text:span><text:a xlink:type="simple" xlink:href="mailto:eduardo.cruz@poli.usp.br"><text:span text:style-name="T2">eduardo.cruz@poli.usp.br</text:span></text:a><text:span text:style-name="T2">&gt; </text:span></text:p>
      <text:p text:style-name="P8"><text:span text:style-name="T2">Geovandro Carlos C. F. Pereira &lt;</text:span><text:a xlink:type="simple" xlink:href="mailto:geovandro.pereira@poli.usp.br"><text:span text:style-name="T2">geovandro.pereira@poli.usp.br</text:span></text:a><text:span text:style-name="T2">&gt; </text:span></text:p>
      <text:p text:style-name="P8"><text:span text:style-name="T2">Rodrigo Rodrigues da Silva &lt;</text:span><text:a xlink:type="simple" xlink:href="mailto:rodrigo.silva1@poli.usp.br"><text:span text:style-name="T2">rodrigo.silva1@poli.usp.br</text:span></text:a><text:span text:style-name="T2">&gt; </text:span></text:p>
      <text:p text:style-name="P8"><text:span text:style-name="T2">Prof. Dr. Paulo S. L. M. Barreto (orientador) &lt;</text:span><text:a xlink:type="simple" xlink:href="mailto:pbarreto@larc.usp.br"><text:span text:style-name="T2">pbarreto@larc.usp.br</text:span></text:a><text:span text:style-name="T2">&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opprplGoth Hv BT" svg:font-family="'CopprplGoth Hv BT', 'Arial Black'"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text-align="justify" style:justify-single-word="false"/>
      <style:text-properties style:font-name="Arial" style:font-name-complex="Ari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501cm" fo:margin-right="0cm" fo:text-align="center" style:justify-single-word="false" fo:text-indent="0cm" style:auto-text-indent="false" fo:keep-with-next="always"/>
      <style:text-properties fo:text-transform="uppercase" fo:color="#000080" style:font-name="Arial" fo:font-weight="bold" style:font-weight-asian="bold" style:font-size-complex="10pt"/>
    </style:style>
    <style:style style:name="Heading_20_2" style:display-name="Heading 2" style:family="paragraph" style:parent-style-name="Standard" style:next-style-name="Standard" style:class="text" style:default-outline-level="2">
      <style:paragraph-properties fo:margin-left="0.501cm" fo:margin-right="0cm" fo:text-align="center" style:justify-single-word="false" fo:text-indent="0cm" style:auto-text-indent="false" fo:keep-with-next="always"/>
      <style:text-properties fo:text-transform="uppercase" fo:color="#000080" style:font-name="Arial" fo:font-size="10pt" fo:font-weight="bold" style:font-size-asian="10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color="#000080" style:font-name="Arial" fo:font-style="italic" fo:font-weight="bold" style:font-style-asian="italic" style:font-weight-asian="bold" style:font-name-complex="Arial" style:font-style-complex="italic"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itle" style:family="paragraph" style:parent-style-name="Standard" style:next-style-name="Subtitle" style:class="chapter">
      <style:paragraph-properties fo:margin-top="0.106cm" fo:margin-bottom="0cm" fo:text-align="center" style:justify-single-word="false"/>
      <style:text-properties fo:color="#000080" style:font-name="Arial" fo:font-size="16pt" fo:font-weight="bold" style:font-size-asian="16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Page_20_Number" style:display-name="Page Number" style:family="text" style:parent-style-name="Fonte_20_parág._20_padrã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16.704cm" table:align="center" style:writing-mode="lr-tb"/>
    </style:style>
    <style:style style:name="Tabela3.A" style:family="table-column">
      <style:table-column-properties style:column-width="16.704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none" style:writing-mode="lr-tb"/>
    </style:style>
    <style:style style:name="Tabela4" style:family="table">
      <style:table-properties style:width="16.704cm" table:align="center" style:writing-mode="lr-tb"/>
    </style:style>
    <style:style style:name="Tabela4.A" style:family="table-column">
      <style:table-column-properties style:column-width="16.704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snap-to-layout-grid="false"/>
      <style:text-properties style:font-name="CopprplGoth Hv BT" fo:font-size="14pt" style:font-size-asian="14pt"/>
    </style:style>
    <style:style style:name="P3" style:family="paragraph" style:parent-style-name="Header">
      <style:paragraph-properties fo:text-align="center" style:justify-single-word="false" style:snap-to-layout-grid="false"/>
      <style:text-properties style:font-name="CopprplGoth Hv BT"/>
    </style:style>
    <style:style style:name="P4" style:family="paragraph" style:parent-style-name="Header">
      <style:paragraph-properties fo:text-align="center" style:justify-single-word="false" style:border-line-width-top="0.088cm 0.035cm 0.035cm" fo:padding-left="0cm" fo:padding-right="0cm" fo:padding-top="0.035cm" fo:padding-bottom="0cm" fo:border-left="none" fo:border-right="none" fo:border-top="0.158cm double #000000" fo:border-bottom="none"/>
      <style:text-properties style:font-name="CopprplGoth Hv BT"/>
    </style:style>
    <style:style style:name="P5" style:family="paragraph" style:parent-style-name="Footer">
      <style:paragraph-properties fo:text-align="center" style:justify-single-word="false"/>
    </style:style>
    <style:style style:name="P6" style:family="paragraph" style:parent-style-name="Header">
      <style:paragraph-properties fo:text-align="end" style:justify-single-word="false" style:snap-to-layout-grid="false"/>
      <style:text-properties style:font-name="CopprplGoth Hv BT" fo:font-size="14pt" style:font-size-asian="14pt"/>
    </style:style>
    <style:style style:name="P7" style:family="paragraph" style:parent-style-name="Header">
      <style:paragraph-properties fo:text-align="end" style:justify-single-word="false" style:snap-to-layout-grid="false"/>
      <style:text-properties style:font-name="CopprplGoth Hv BT"/>
    </style:style>
    <style:style style:name="T1"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0cm" fo:margin-left="2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2cm" fo:margin-left="0cm" fo:margin-right="0cm" fo:margin-top="1.901cm" style:dynamic-spacing="true"/>
      </style:footer-style>
    </style:page-layout>
  </office:automatic-styles>
  <office:master-styles>
    <style:master-page style:name="Standard" style:page-layout-name="pm1">
      <style:header>
        <text:p text:style-name="P1"><draw:frame draw:style-name="fr1" draw:name="figura1" text:anchor-type="as-char" svg:width="2.651cm" svg:height="3.018cm" draw:z-index="0"><draw:image xlink:href="Pictures/1000000000000105000001291CAF047C.jpg" xlink:type="simple" xlink:show="embed" xlink:actuate="onLoad"/></draw:frame></text:p>
        <table:table table:name="Tabela3" table:style-name="Tabela3">
          <table:table-column table:style-name="Tabela3.A"/>
          <table:table-row table:style-name="Tabela3.1">
            <table:table-cell table:style-name="Tabela3.A1" office:value-type="string">
              <text:p text:style-name="P2">ESCOLA POLITÉCNICA DA UNIVERSIDADE DE SÃO PAULO</text:p>
            </table:table-cell>
          </table:table-row>
          <table:table-row table:style-name="Tabela3.1">
            <table:table-cell table:style-name="Tabela3.A1" office:value-type="string">
              <text:p text:style-name="P3">Departamento de Engenharia de Computação e Sistemas Digitais</text:p>
            </table:table-cell>
          </table:table-row>
        </table:table>
        <text:p text:style-name="P4"/>
      </style:header>
      <style:footer>
        <text:p text:style-name="P5"><text:span text:style-name="Page_20_Number"/></text:p>
        <text:p text:style-name="P5"><text:span text:style-name="Page_20_Number"/></text:p>
        <text:p text:style-name="P5"><text:span text:style-name="Page_20_Number"/></text:p>
        <text:p text:style-name="P5"/>
      </style:footer>
    </style:master-page>
    <style:master-page style:name="Converter_20_1" style:display-name="Converter 1" style:page-layout-name="pm1">
      <style:header>
        <text:p text:style-name="P1"><draw:frame draw:style-name="fr1" draw:name="figura2" text:anchor-type="as-char" svg:width="2.651cm" svg:height="3.018cm" draw:z-index="0"><draw:image xlink:href="Pictures/1000000000000105000001291CAF047C.jpg" xlink:type="simple" xlink:show="embed" xlink:actuate="onLoad"/></draw:frame></text:p>
        <table:table table:name="Tabela4" table:style-name="Tabela4">
          <table:table-column table:style-name="Tabela4.A"/>
          <table:table-row table:style-name="Tabela4.1">
            <table:table-cell table:style-name="Tabela4.A1" office:value-type="string">
              <text:p text:style-name="P6">ESCOLA POLITÉCNICA DA UNIVERSIDADE DE SÃO PAULO</text:p>
            </table:table-cell>
          </table:table-row>
          <table:table-row table:style-name="Tabela4.1">
            <table:table-cell table:style-name="Tabela4.A1" office:value-type="string">
              <text:p text:style-name="P7">Departamento de Engenharia de Computação e Sistemas Digitais</text:p>
            </table:table-cell>
          </table:table-row>
        </table:table>
        <text:p text:style-name="P4"/>
      </style:header>
      <style:footer>
        <text:p text:style-name="P5"><text:span text:style-name="Page_20_Number"/></text:p>
        <text:p text:style-name="P5"><text:span text:style-name="Page_20_Number"><text:page-number text:select-page="current"/></text:span></text:p>
        <text:p text:style-name="P5"><text:span text:style-name="Page_20_Number"/></text:p>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SMS - Press Release</dc:title>
    <meta:initial-creator>c</meta:initial-creator>
    <meta:creation-date>2006-09-04T17:34:00</meta:creation-date>
    <dc:creator>Rodrigo Silva</dc:creator>
    <dc:date>2008-11-12T04:13:02</dc:date>
    <meta:printed-by>Rodrigo Silva</meta:printed-by>
    <meta:print-date>2008-11-12T03:25:27</meta:print-date>
    <meta:editing-cycles>8</meta:editing-cycles>
    <meta:editing-duration>PT13M29S</meta:editing-duration>
    <meta:user-defined meta:name="Informações 1"/>
    <meta:user-defined meta:name="Informações 2"/>
    <meta:user-defined meta:name="Informações 3"/>
    <meta:user-defined meta:name="Informações 4"/>
    <meta:document-statistic meta:table-count="2" meta:image-count="2" meta:object-count="0" meta:page-count="1" meta:paragraph-count="22" meta:word-count="428" meta:character-count="2925"/>
  </office:meta>
</office:document-meta>
</file>